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4c18b"/>
    </style:style>
    <style:style style:name="P2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3" style:family="paragraph" style:parent-style-name="Standard">
      <style:text-properties fo:font-weight="bold" officeooo:rsid="0027fd75" officeooo:paragraph-rsid="0027fd7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274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U3L10 German <text:tab/><text:tab/><text:tab/><text:tab/><text:tab/><text:tab/><text:tab/><text:tab/><text:tab/><text:tab/></text:span><text:span text:style-name="Emphasis"><text:span text:style-name="T2">ß ä ë ï ö ü</text:span></text:span> </text:p>
      <text:p text:style-name="P2"/>
      <text:p text:style-name="P2"/>
      <text:p text:style-name="P3">Vocabulary</text:p>
      <text:p text:style-name="P3"/>
      <text:p text:style-name="P3"><text:tab/>der Hamburger<text:tab/><text:tab/><text:tab/><text:tab/><text:span text:style-name="T1">the Hamburger</text:span><text:tab/><text:tab/><text:tab/><text:tab/></text:p>
      <text:p text:style-name="P3"><text:tab/>die Pommes frites / die Pommes<text:tab/><text:tab/><text:span text:style-name="T1">the French fries</text:span></text:p>
      <text:p text:style-name="P3"><text:tab/>die Limo / die Cola<text:tab/><text:tab/><text:tab/><text:tab/><text:span text:style-name="T1">the Soda / the Cola</text:span></text:p>
      <text:p text:style-name="P3"><text:tab/>das Fischbrot<text:tab/><text:tab/><text:tab/><text:tab/><text:tab/><text:span text:style-name="T1">the Fish Sandwich</text:span></text:p>
      <text:p text:style-name="P3"><text:tab/>die Bratwurst<text:tab/><text:tab/><text:tab/><text:tab/><text:span text:style-name="T1">the Brotwurst</text:span></text:p>
      <text:p text:style-name="P3"><text:tab/>die Pizza<text:tab/><text:tab/><text:tab/><text:tab/><text:tab/><text:span text:style-name="T1">the Pizza</text:span></text:p>
      <text:p text:style-name="P3"><text:tab/>die Currywurst<text:tab/><text:tab/><text:tab/><text:tab/><text:span text:style-name="T1">the Currywurst</text:span></text:p>
      <text:p text:style-name="P3"><text:tab/>die Bockwurst<text:tab/><text:tab/><text:tab/><text:tab/><text:span text:style-name="T1">the Bockwurst</text:span></text:p>
      <text:p text:style-name="P3"><text:tab/>eine Kugel Eis<text:tab/><text:tab/><text:tab/><text:tab/><text:span text:style-name="T1">a scoop of ice cream</text:span></text:p>
      <text:p text:style-name="P3"><text:tab/>das Stehcaf<text:span text:style-name="Emphasis"><text:span text:style-name="T2">ë<text:tab/><text:tab/><text:tab/><text:tab/><text:tab/></text:span></text:span><text:span text:style-name="Emphasis"><text:span text:style-name="T3">the stand-up cafe</text:span></text:span></text:p>
      <text:p text:style-name="P3"><text:tab/>der Senf<text:tab/><text:tab/><text:tab/><text:tab/><text:tab/><text:span text:style-name="T1">the Mustard</text:span></text:p>
      <text:p text:style-name="P3"><text:tab/>der Kartoffelsalat<text:tab/><text:tab/><text:tab/><text:tab/><text:span text:style-name="T1">the Potato Salad</text:span></text:p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5-09T13:40:21.874419970</dc:date>
    <meta:editing-duration>PT1H22M51S</meta:editing-duration>
    <meta:editing-cycles>16</meta:editing-cycles>
    <meta:generator>LibreOffice/4.4.7.2$Linux_X86_64 LibreOffice_project/40$Build-2</meta:generator>
    <meta:document-statistic meta:table-count="0" meta:image-count="0" meta:object-count="0" meta:page-count="1" meta:paragraph-count="15" meta:word-count="76" meta:character-count="467" meta:non-whitespace-character-count="341"/>
  </office:meta>
</office:document-meta>
</file>